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1" calcext:value-type="float">
            <text:p>0.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424960351" calcext:value-type="float">
            <text:p>3.424960351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711539646" calcext:value-type="float">
            <text:p>7.11539646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2575472" calcext:value-type="float">
            <text:p>1.2575472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489519846" calcext:value-type="float">
            <text:p>1.489519846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844992064" calcext:value-type="float">
            <text:p>0.0000018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169956349" calcext:value-type="float">
            <text:p>0.000002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381829329" calcext:value-type="float">
            <text:p>2.381829329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590623018" calcext:value-type="float">
            <text:p>2.590623018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84855949" calcext:value-type="float">
            <text:p>2.84855949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3211602" calcext:value-type="float">
            <text:p>3.21160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4:02:41.939932307</meta:creation-date>
    <dc:date>2018-01-03T14:35:18.056593701</dc:date>
    <meta:editing-duration>PT10H13M19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